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8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8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un?</text:p>
          </table:table-cell>
          <table:table-cell table:style-name="ce1" office:value-type="string" calcext:value-type="string">
            <text:p>Tested by Production tester?</text:p>
          </table:table-cell>
        </table:table-row>
        <table:table-row table:style-name="ro2">
          <table:table-cell table:style-name="ce1" office:value-type="string" calcext:value-type="string">
            <text:p>Hardw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 low 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B pow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OS firmwar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p casts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compares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mul div sub ad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string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p cos sin tan atan2 exp ln sqrt</text:p>
          </table:table-cell>
          <table:table-cell/>
          <table:table-cell office:value-type="string" calcext:value-type="string">
            <text:p>bunni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strncpy cpy cmp ncmp chr le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ltoa utoa ultoa itoa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rintf putchar getchar cangetchar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inMod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nalogReferenc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tach/detachInterrup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h/detachFastinterrup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ne/noTon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hiftOut/I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ulseIn/lon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ndom/randomS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lli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cro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2cTranscieve/SetupSlav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okSoftPw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OSVer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tHWVer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spendThr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itThr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meThr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yieldThrea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leep/Unti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ThreadNam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Timer/resetTim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texInit/Lock/Trylock/Unlo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ashErase/flashWri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Sud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tSerial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ookSysTic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dShow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Server firmwar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2812B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eprom (flasherase, flashwrite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B low spe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rv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owByte, highBy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tRead, bitWri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itSet, BitClear, bit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8S</meta:editing-duration>
    <meta:editing-cycles>14</meta:editing-cycles>
    <meta:generator>LibreOffice/5.1.4.2$Linux_X86_64 LibreOffice_project/10m0$Build-2</meta:generator>
    <dc:date>2017-01-13T18:10:06.834209598</dc:date>
    <meta:document-statistic meta:table-count="3" meta:cell-count="137" meta:object-count="0"/>
    <meta:user-defined meta:name="Info 1"/>
    <meta:user-defined meta:name="Info 2"/>
    <meta:user-defined meta:name="Info 3"/>
    <meta:user-defined meta:name="Info 4"/>
  </office:meta>
</office:document-meta>
</file>